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en should you use the <text:span text:style-name="Source_20_Text">strong</text:span> element over the "bring attention to" element?</text:p>
      <text:p text:style-name="Text_20_body">The "bring attention to" element, <text:span text:style-name="Source_20_Text">b</text:span>, is commonly used to highlight keywords in summaries, or product names in reviews. Usually, browsers display this text in boldface. Here's an example using the <text:span text:style-name="Source_20_Text">b</text:span> element to highlight product names in this review:</text:p>
      <text:p text:style-name="Preformatted_20_Text"><text:span text:style-name="Source_20_Text">&lt;p&gt;</text:span></text:p>
      <text:p text:style-name="Preformatted_20_Text"><text:span text:style-name="Source_20_Text"><text:s text:c="2"/>We tested several products, including the &lt;b&gt;SuperSound 3000&lt;/b&gt; for audio</text:span></text:p>
      <text:p text:style-name="Preformatted_20_Text"><text:span text:style-name="Source_20_Text"><text:s text:c="2"/>quality, the &lt;b&gt;QuickCharge Pro&lt;/b&gt; for fast charging, and the</text:span></text:p>
      <text:p text:style-name="Preformatted_20_Text"><text:span text:style-name="Source_20_Text"><text:s text:c="2"/>&lt;b&gt;EcoClean Vacuum&lt;/b&gt; for cleaning. The first two performed well, but the</text:span></text:p>
      <text:p text:style-name="Preformatted_20_Text"><text:span text:style-name="Source_20_Text"><text:s text:c="2"/>&lt;b&gt;EcoClean Vacuum&lt;/b&gt; did not meet expectations.</text:span></text:p>
      <text:p text:style-name="P1"><text:span text:style-name="Source_20_Text">&lt;/p&gt;</text:span></text:p>
      <text:p text:style-name="Text_20_body">The browser renders these parts of the text as bold text. This visual emphasis will draw readers attention to the product names.</text:p>
      <text:p text:style-name="Text_20_body">If you need to emphasize the importance of the text, you should use the <text:span text:style-name="Source_20_Text">strong</text:span> element instead of the <text:span text:style-name="Source_20_Text">b</text:span> element.</text:p>
      <text:p text:style-name="Text_20_body"><text:span text:style-name="Source_20_Text">strong</text:span> is a semantic HTML element that emphasizes text that is crucial, or urgent. This is an example where the <text:span text:style-name="Source_20_Text">strong</text:span> element is used to label a very important warning about the potential allergic reactions that customers may have to a product:</text:p>
      <text:p text:style-name="Preformatted_20_Text"><text:span text:style-name="Source_20_Text">&lt;p&gt;</text:span></text:p>
      <text:p text:style-name="Preformatted_20_Text"><text:span text:style-name="Source_20_Text"><text:s text:c="2"/>&lt;strong&gt;Warning:&lt;/strong&gt; This product may cause allergic reactions.</text:span></text:p>
      <text:p text:style-name="P1"><text:span text:style-name="Source_20_Text">&lt;/p&gt;</text:span></text:p>
      <text:p text:style-name="Text_20_body">The <text:span text:style-name="Source_20_Text">strong</text:span> element communicates that sense of urgency.</text:p>
      <text:p text:style-name="Text_20_body">Visually both are very similar, because they are both rendered as bold by default. But their meanings are quite different. While the "bring attention to" element only draws attention to the text, without indicating the higher level of importance, the <text:span text:style-name="Source_20_Text">strong</text:span> element does more than that. It conveys a sense of importance, or urgency. This is their main difference.</text:p>
      <text:p text:style-name="Text_20_body">To choose between them, consider the purpose of the text and its importance within the surrounding content.</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44:16.127000000</meta:creation-date>
    <dc:date>2025-03-17T14:44:42.898000000</dc:date>
    <meta:editing-duration>PT27S</meta:editing-duration>
    <meta:editing-cycles>1</meta:editing-cycles>
    <meta:document-statistic meta:table-count="0" meta:image-count="0" meta:object-count="0" meta:page-count="1" meta:paragraph-count="18" meta:word-count="269" meta:character-count="1686" meta:non-whitespace-character-count="1423"/>
    <meta:generator>LibreOffice/7.3.4.2$Windows_X86_64 LibreOffice_project/728fec16bd5f605073805c3c9e7c4212a0120dc5</meta:generator>
  </office:meta>
</office:document-meta>
</file>